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Algoritmo</mi>
            <mi mathvariant="italic">Kruskal</mi>
          </mrow>
        </mtd>
      </mtr>
      <mtr>
        <mtd>
          <mrow>
            <mi mathvariant="italic">Entrada</mi>
            <mi mathvariant="normal">:</mi>
            <mi>G</mi>
            <mrow>
              <mo fence="true" stretchy="false">(</mo>
              <mrow>
                <mrow>
                  <mi>V</mi>
                  <mi>,</mi>
                  <mi>A</mi>
                </mrow>
              </mrow>
              <mo fence="true" stretchy="false">)</mo>
            </mrow>
          </mrow>
        </mtd>
      </mtr>
      <mtr>
        <mtd>
          <mrow>
            <mi mathvariant="italic">Saída</mi>
            <mi mathvariant="normal">:</mi>
            <mi mathvariant="italic">Conjunto</mi>
            <mi mathvariant="italic">de</mi>
            <mi mathvariant="italic">arestas</mi>
          </mrow>
        </mtd>
      </mtr>
      <mtr>
        <mtd>
          <mrow>
            <mn>1.</mn>
            <mspace width="8em"/>
            <mi>S</mi>
            <mrow>
              <mi mathvariant="normal">:</mi>
              <mo stretchy="false">=</mo>
              <mo stretchy="false">{</mo>
            </mrow>
            <mspace width="0.5em"/>
            <mo stretchy="false">}</mo>
          </mrow>
        </mtd>
      </mtr>
      <mtr>
        <mtd>
          <mrow>
            <mn>2.</mn>
            <mspace width="8em"/>
            <mi>Q</mi>
            <mrow>
              <mi mathvariant="normal">:</mi>
              <mo stretchy="false">=</mo>
              <mi>A</mi>
            </mrow>
          </mrow>
        </mtd>
      </mtr>
      <mtr>
        <mtd>
          <mrow>
            <mn>3.</mn>
            <mspace width="8em"/>
            <mi>F</mi>
            <mrow>
              <mi mathvariant="normal">:</mi>
              <mo stretchy="false">=</mo>
              <mi mathvariant="italic">floresta</mi>
            </mrow>
            <mi mathvariant="italic">com</mi>
            <mi mathvariant="italic">cada</mi>
            <mi mathvariant="italic">vértice</mi>
            <mi mathvariant="italic">isolado</mi>
            <mi mathvariant="italic">em</mi>
            <mi mathvariant="italic">uma</mi>
            <mi mathvariant="italic">árvore</mi>
          </mrow>
        </mtd>
      </mtr>
      <mtr>
        <mtd>
          <mrow>
            <mn>4.</mn>
            <mspace width="8em"/>
            <mi mathvariant="italic">enquanto</mi>
            <mspace width="0.5em"/>
            <mrow>
              <mrow>
                <mo fence="true" stretchy="true">|</mo>
                <mrow>
                  <mi>Q</mi>
                </mrow>
                <mo fence="true" stretchy="true">|</mo>
              </mrow>
              <mo stretchy="false">≠</mo>
              <mn>0</mn>
            </mrow>
            <mspace width="0.5em"/>
            <mi mathvariant="italic">então</mi>
          </mrow>
        </mtd>
      </mtr>
      <mtr>
        <mtd>
          <mrow>
            <mn>5.</mn>
            <mspace width="13.5em"/>
            <mi mathvariant="normal">α</mi>
            <mrow>
              <mi mathvariant="normal">:</mi>
              <mo stretchy="false">=</mo>
              <mi mathvariant="italic">menor</mi>
            </mrow>
            <mi mathvariant="italic">aresta</mi>
            <mi mathvariant="italic">de</mi>
            <mi>Q</mi>
          </mrow>
        </mtd>
      </mtr>
      <mtr>
        <mtd>
          <mrow>
            <mn>6.</mn>
            <mspace width="13.5em"/>
            <mi>Q</mi>
            <mrow>
              <mi mathvariant="normal">:</mi>
              <mo stretchy="false">=</mo>
              <mrow>
                <mi>Q</mi>
                <mo stretchy="false">∖</mo>
                <mo stretchy="false">{</mo>
              </mrow>
            </mrow>
            <mi mathvariant="normal">α</mi>
            <mo stretchy="false">}</mo>
          </mrow>
        </mtd>
      </mtr>
      <mtr>
        <mtd>
          <mrow>
            <mn>7.</mn>
            <mspace width="13.5em"/>
            <mi mathvariant="italic">se</mi>
            <mrow>
              <mo fence="true" stretchy="false">(</mo>
              <mrow>
                <mrow>
                  <msub>
                    <mi>F</mi>
                    <mrow>
                      <mo fence="true" stretchy="false">(</mo>
                      <mrow>
                        <msub>
                          <mi mathvariant="normal">α</mi>
                          <mi>u</mi>
                        </msub>
                      </mrow>
                      <mo fence="true" stretchy="false">)</mo>
                    </mrow>
                  </msub>
                  <mo stretchy="false">≠</mo>
                  <msub>
                    <mi>F</mi>
                    <mrow>
                      <mo fence="true" stretchy="false">(</mo>
                      <mrow>
                        <msub>
                          <mi mathvariant="normal">α</mi>
                          <mi>v</mi>
                        </msub>
                      </mrow>
                      <mo fence="true" stretchy="false">)</mo>
                    </mrow>
                  </msub>
                </mrow>
              </mrow>
              <mo fence="true" stretchy="false">)</mo>
            </mrow>
            <mi mathvariant="italic">então</mi>
          </mrow>
        </mtd>
      </mtr>
      <mtr>
        <mtd>
          <mrow>
            <mn>8.</mn>
            <mspace width="19em"/>
            <mi>S</mi>
            <mrow>
              <mi mathvariant="normal">:</mi>
              <mo stretchy="false">=</mo>
              <mrow>
                <mi>S</mi>
                <mo stretchy="false">∪</mo>
                <mo stretchy="false">{</mo>
              </mrow>
            </mrow>
            <mi mathvariant="normal">α</mi>
            <mo stretchy="false">}</mo>
          </mrow>
        </mtd>
      </mtr>
      <mtr>
        <mtd>
          <mrow>
            <mn>9.</mn>
            <mspace width="19em"/>
            <mi>f</mi>
            <mrow>
              <mi mathvariant="normal">:</mi>
              <mo stretchy="false">=</mo>
              <mrow>
                <msub>
                  <mi>F</mi>
                  <mrow>
                    <mo fence="true" stretchy="false">(</mo>
                    <mrow>
                      <msub>
                        <mi mathvariant="normal">α</mi>
                        <mi>u</mi>
                      </msub>
                    </mrow>
                    <mo fence="true" stretchy="false">)</mo>
                  </mrow>
                </msub>
                <mo stretchy="false">∪</mo>
                <msub>
                  <mi>F</mi>
                  <mrow>
                    <mo fence="true" stretchy="false">(</mo>
                    <mrow>
                      <msub>
                        <mi mathvariant="normal">α</mi>
                        <mi>v</mi>
                      </msub>
                    </mrow>
                    <mo fence="true" stretchy="false">)</mo>
                  </mrow>
                </msub>
              </mrow>
            </mrow>
          </mrow>
        </mtd>
      </mtr>
      <mtr>
        <mtd>
          <mrow>
            <mn>10.</mn>
            <mspace width="16.5em"/>
            <mi>F</mi>
            <mrow>
              <mi mathvariant="normal">:</mi>
              <mo stretchy="false">=</mo>
              <mrow>
                <mi>F</mi>
                <mo stretchy="false">∖</mo>
                <mo stretchy="false">{</mo>
              </mrow>
            </mrow>
            <mrow>
              <msub>
                <mi>F</mi>
                <mrow>
                  <mo fence="true" stretchy="false">(</mo>
                  <mrow>
                    <msub>
                      <mi mathvariant="normal">α</mi>
                      <mi>u</mi>
                    </msub>
                  </mrow>
                  <mo fence="true" stretchy="false">)</mo>
                </mrow>
              </msub>
              <mo stretchy="false">∪</mo>
              <msub>
                <mi>F</mi>
                <mrow>
                  <mo fence="true" stretchy="false">(</mo>
                  <mrow>
                    <msub>
                      <mi mathvariant="normal">α</mi>
                      <mi>v</mi>
                    </msub>
                  </mrow>
                  <mo fence="true" stretchy="false">)</mo>
                </mrow>
              </msub>
            </mrow>
            <mo stretchy="false">}</mo>
          </mrow>
        </mtd>
      </mtr>
      <mtr>
        <mtd>
          <mrow>
            <mn>11.</mn>
            <mspace width="16.5em"/>
            <mi>F</mi>
            <mrow>
              <mi mathvariant="normal">:</mi>
              <mo stretchy="false">=</mo>
              <mrow>
                <mi>F</mi>
                <mo stretchy="false">∪</mo>
                <mo stretchy="false">{</mo>
              </mrow>
            </mrow>
            <mi>f</mi>
            <mo stretchy="false">}</mo>
          </mrow>
        </mtd>
      </mtr>
      <mtr>
        <mtd>
          <mrow>
            <mn>12.</mn>
            <mspace width="11em"/>
            <mi mathvariant="italic">fim</mi>
            <mi mathvariant="italic">se</mi>
          </mrow>
        </mtd>
      </mtr>
      <mtr>
        <mtd>
          <mrow>
            <mn>13.</mn>
            <mspace width="5.5em"/>
            <mi mathvariant="italic">fim</mi>
            <mi mathvariant="italic">enquanto</mi>
          </mrow>
        </mtd>
      </mtr>
      <mtr>
        <mtd>
          <mrow>
            <mn>14.</mn>
            <mspace width="5.5em"/>
            <mi mathvariant="italic">retorna</mi>
            <mspace width="0.5em"/>
            <mi>S</mi>
          </mrow>
        </mtd>
      </mtr>
    </mtable>
    <annotation encoding="StarMath 5.0">Algoritmo Kruskal newline
Entrada: G( V,A ) newline
Saída: Conjunto de arestas newline
1.````` ``````````` S := \{  `\} newline
2.````` ``````````` Q := A newline
3.````` ``````````` F := floresta com cada vértice isolado em uma árvore newline
4.````` ``````````` enquanto `abs{Q} &lt;&gt; 0 `então newline
5.````` ``````````` ``````````` %alpha := menor aresta de Q newline
6.````` ``````````` ``````````` Q := Q setminus \{ %alpha \} newline
7.````` ``````````` ``````````` se ( F_{(%alpha_u)} &lt;&gt; F_{(%alpha_v)} ) então newline
8.````` ``````````` ``````````` ``````````` S := S union \{ %alpha \} newline
9.````` ``````````` ``````````` ``````````` f := F_{(%alpha_u)} union F_{(%alpha_v)} newline
10.``````````` ``````````` ``````````` F := F setminus \{ F_{(%alpha_u)} union F_{(%alpha_v)} \} newline
11.``````````` ``````````` ``````````` F := F union \{ f \} newline
12.``````````` ``````````` fim se newline
13.``````````` fim enquanto newline
14.``````````` retorna `S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3:18:03.081697426</meta:creation-date>
    <dc:date>2018-05-14T22:14:25.382243585</dc:date>
    <meta:editing-duration>PT1H19M27S</meta:editing-duration>
    <meta:editing-cycles>3</meta:editing-cycles>
    <meta:generator>LibreOffice/5.1.6.2$Linux_X86_64 LibreOffice_project/10m0$Build-2</meta:generator>
  </office:meta>
</office:document-meta>
</file>